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R E12 0805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Marcel : Resistors E12 0805</text:p>
          </table:table-cell>
          <table:covered-table-cell table:number-columns-repeated="9"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,2k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39k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,5k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47k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,8k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56k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20" calcext:value-type="float">
            <text:p>22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6,8k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68k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70" calcext:value-type="float">
            <text:p>27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,7k</text:p>
          </table:table-cell>
          <table:table-cell office:value-type="string" calcext:value-type="string">
            <text:p>8,2k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82k</text:p>
          </table:table-cell>
          <table:table-cell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Marcel : Resistors E12 0805</text:p>
          </table:table-cell>
          <table:covered-table-cell table:number-columns-repeated="9"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,2k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39k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,5k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47k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,8k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56k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20" calcext:value-type="float">
            <text:p>22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6,8k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68k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70" calcext:value-type="float">
            <text:p>27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,7k</text:p>
          </table:table-cell>
          <table:table-cell office:value-type="string" calcext:value-type="string">
            <text:p>8,2k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82k</text:p>
          </table:table-cell>
          <table:table-cell table:number-columns-repeated="2"/>
        </table:table-row>
      </table:table>
      <table:table table:name="C E6 0805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Marcel : Capacitors E6 0805</text:p>
          </table:table-cell>
          <table:covered-table-cell table:number-columns-repeated="9" table:style-name="ce3"/>
        </table:table-row>
        <table:table-row table:style-name="ro2">
          <table:table-cell office:value-type="string" calcext:value-type="string">
            <text:p>1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,5p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1,5n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15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,2p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2,2n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22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,3p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3,3n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33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,7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4,7n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47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,8p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6,8n</text:p>
          </table:table-cell>
          <table:table-cell table:number-columns-repeated="2" office:value-type="string" calcext:value-type="string">
            <text:p>68n</text:p>
          </table:table-cell>
          <table:table-cell table:number-columns-repeated="4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Marcel : Capacitors E6 0805</text:p>
          </table:table-cell>
          <table:covered-table-cell table:number-columns-repeated="9" table:style-name="Default"/>
        </table:table-row>
        <table:table-row table:style-name="ro2">
          <table:table-cell office:value-type="string" calcext:value-type="string">
            <text:p>1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,5p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1,5n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15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,2p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2,2n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22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,3p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3,3n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33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,7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4,7n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470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,8p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6,8n</text:p>
          </table:table-cell>
          <table:table-cell table:number-columns-repeated="2" office:value-type="string" calcext:value-type="string">
            <text:p>68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0:09:11.994443575</meta:creation-date>
    <dc:date>2016-05-02T10:28:32.489660014</dc:date>
    <meta:editing-duration>PT19M17S</meta:editing-duration>
    <meta:editing-cycles>7</meta:editing-cycles>
    <meta:generator>LibreOffice/4.4.6.3$Linux_X86_64 LibreOffice_project/40m0$Build-3</meta:generator>
    <meta:document-statistic meta:table-count="2" meta:cell-count="176" meta:object-count="0"/>
  </office:meta>
</office:document-meta>
</file>